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24292e" fo:letter-spacing="normal"/>
    </style:style>
    <style:style style:name="P2" style:family="paragraph" style:parent-style-name="Heading_20_3">
      <style:text-properties fo:font-variant="normal" fo:text-transform="none" fo:color="#24292e" fo:letter-spacing="normal" officeooo:rsid="000903de" officeooo:paragraph-rsid="000903de"/>
    </style:style>
    <style:style style:name="P3" style:family="paragraph" style:parent-style-name="Heading_20_3">
      <style:text-properties fo:font-variant="normal" fo:text-transform="none" fo:color="#24292e" fo:letter-spacing="normal" officeooo:paragraph-rsid="000cb7f4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SFMono-Regular" fo:font-size="10.5pt" fo:letter-spacing="normal" fo:font-style="normal" fo:font-weight="normal" fo:background-color="#f6f8fa" loext:padding="0cm" loext:border="none"/>
    </style:style>
    <style:style style:name="P5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e" style:font-name="SFMono-Regular" fo:font-size="10.5pt" fo:letter-spacing="normal" fo:font-style="normal" fo:font-weight="normal" fo:background-color="#f6f8fa" loext:padding="0cm" loext:border="none"/>
    </style:style>
    <style:style style:name="P6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e" style:font-name="SFMono-Regular" fo:font-size="10.5pt" fo:letter-spacing="normal" fo:font-style="normal" fo:font-weight="normal" officeooo:rsid="000cb7f4" officeooo:paragraph-rsid="000cb7f4" fo:background-color="#f6f8fa" loext:padding="0cm" loext:border="none"/>
    </style:style>
    <style:style style:name="P7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0cb7f4" officeooo:paragraph-rsid="000cb7f4"/>
    </style:style>
    <style:style style:name="P8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0cb7f4" officeooo:paragraph-rsid="00157615"/>
    </style:style>
    <style:style style:name="P9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0b2e0" officeooo:paragraph-rsid="0010b2e0"/>
    </style:style>
    <style:style style:name="P10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3bc6b" officeooo:paragraph-rsid="0013bc6b"/>
    </style:style>
    <style:style style:name="P11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4f147" officeooo:paragraph-rsid="000cb7f4"/>
    </style:style>
    <style:style style:name="P12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57615" officeooo:paragraph-rsid="00157615"/>
    </style:style>
    <style:style style:name="P13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7dccf" officeooo:paragraph-rsid="0017dccf"/>
    </style:style>
    <style:style style:name="P14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8dee6" officeooo:paragraph-rsid="0018dee6"/>
    </style:style>
    <style:style style:name="P15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9d896" officeooo:paragraph-rsid="0019d896"/>
    </style:style>
    <style:style style:name="P16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b4768" officeooo:paragraph-rsid="001b4768"/>
    </style:style>
    <style:style style:name="P17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c83d9" officeooo:paragraph-rsid="001c83d9"/>
    </style:style>
    <style:style style:name="P18" style:family="paragraph" style:parent-style-name="Text_20_body">
      <style:text-properties officeooo:paragraph-rsid="0025d482"/>
    </style:style>
    <style:style style:name="P19" style:family="paragraph" style:parent-style-name="Standard">
      <style:text-properties fo:font-variant="normal" fo:text-transform="none" fo:color="#24292e" style:font-name="apple-system" fo:font-size="15pt" fo:letter-spacing="normal" fo:font-style="normal" fo:font-weight="normal" officeooo:rsid="0019d896" officeooo:paragraph-rsid="0019d896"/>
    </style:style>
    <style:style style:name="T1" style:family="text">
      <style:text-properties style:font-name="apple-system" fo:font-size="15pt" fo:font-style="normal" fo:font-weight="normal"/>
    </style:style>
    <style:style style:name="T2" style:family="text">
      <style:text-properties style:font-name="apple-system" fo:font-size="15pt" fo:font-style="normal" fo:font-weight="normal" officeooo:rsid="000cb7f4"/>
    </style:style>
    <style:style style:name="T3" style:family="text">
      <style:text-properties officeooo:rsid="00157615"/>
    </style:style>
    <style:style style:name="T4" style:family="text">
      <style:text-properties officeooo:rsid="001826dc"/>
    </style:style>
    <style:style style:name="T5" style:family="text">
      <style:text-properties officeooo:rsid="0018dee6"/>
    </style:style>
    <style:style style:name="T6" style:family="text">
      <style:text-properties fo:font-variant="normal" fo:text-transform="none" fo:color="#24292e" style:font-name="apple-system" fo:font-size="15pt" fo:letter-spacing="normal" fo:font-style="normal" fo:font-weight="normal" officeooo:rsid="0019d896"/>
    </style:style>
    <style:style style:name="T7" style:family="text">
      <style:text-properties fo:font-variant="normal" fo:text-transform="none" fo:color="#24292e" style:font-name="apple-system" fo:font-size="15pt" fo:letter-spacing="normal" fo:font-style="normal" fo:font-weight="normal" officeooo:rsid="0020539f"/>
    </style:style>
    <style:style style:name="T8" style:family="text">
      <style:text-properties fo:font-variant="normal" fo:text-transform="none" fo:color="#24292e" style:font-name="apple-system" fo:font-size="15pt" fo:letter-spacing="normal" fo:font-style="normal" fo:font-weight="normal" officeooo:rsid="0024258f"/>
    </style:style>
    <style:style style:name="T9" style:family="text">
      <style:text-properties fo:font-variant="normal" fo:text-transform="none" fo:color="#24292e" style:font-name="apple-system" fo:font-size="15pt" fo:letter-spacing="normal" fo:font-style="normal" fo:font-weight="normal" officeooo:rsid="002783e0"/>
    </style:style>
    <style:style style:name="T10" style:family="text">
      <style:text-properties fo:font-variant="normal" fo:text-transform="none" fo:color="#24292e" style:font-name="apple-system" fo:font-size="15pt" fo:letter-spacing="normal" fo:font-style="normal" fo:font-weight="normal" officeooo:rsid="00289fc6"/>
    </style:style>
    <style:style style:name="T11" style:family="text">
      <style:text-properties officeooo:rsid="00289f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/>
      <text:h text:style-name="P2" text:outline-level="3">Git commande example</text:h>
      <text:h text:style-name="P1" text:outline-level="3">…<text:span text:style-name="T1">or create a new repository on the command line</text:span></text:h>
      <text:p text:style-name="P4"><text:bookmark text:name="empty-setup-new-repo-echo"/>echo "# SitePilot" &gt;&gt; README.md</text:p>
      <text:p text:style-name="P5">git init</text:p>
      <text:p text:style-name="P5">git add README.md</text:p>
      <text:p text:style-name="P5">git commit -m "first commit"</text:p>
      <text:p text:style-name="P5">git branch -M master</text:p>
      <text:p text:style-name="P5">git remote add origin https://github.com/fienkoue/SitePilot.git</text:p>
      <text:p text:style-name="P5">git push -u origin master</text:p>
      <text:p text:style-name="Standard"/>
      <text:p text:style-name="Standard"/>
      <text:h text:style-name="P1" text:outline-level="3">…<text:span text:style-name="T1">or push an existing repository from the command line</text:span></text:h>
      <text:p text:style-name="P4"><text:bookmark text:name="empty-setup-push-repo-echo"/>git remote add origin https://github.com/fienkoue/SitePilot.git</text:p>
      <text:p text:style-name="P5">git branch -M master</text:p>
      <text:p text:style-name="P5">git push -u origin master</text:p>
      <text:p text:style-name="P5"/>
      <text:p text:style-name="P5"/>
      <text:p text:style-name="P6"/>
      <text:h text:style-name="P3" text:outline-level="3"><text:span text:style-name="T1">command </text:span><text:span text:style-name="T2">example add many files</text:span></text:h>
      <text:p text:style-name="P7">git add file1.py file2.py file3.py</text:p>
      <text:p text:style-name="P7"/>
      <text:p text:style-name="P7">First branch when you create a repository that you created is main , do this by example :</text:p>
      <text:p text:style-name="P7">git branch -M main <text:s/></text:p>
      <text:p text:style-name="P7"/>
      <text:p text:style-name="P9">Do git status to show all modified files and new files in working tree</text:p>
      <text:p text:style-name="P9"/>
      <text:p text:style-name="P10">To add an updated file and push it to remote directory do something like this :</text:p>
      <text:p text:style-name="P10">git add updated_file.csv</text:p>
      <text:p text:style-name="P10">git commit -m « updated file »</text:p>
      <text:p text:style-name="P10">git push</text:p>
      <text:p text:style-name="P10"/>
      <text:p text:style-name="P11"><text:soft-page-break/>to commit all files of a repository do <text:span text:style-name="T3">like this :</text:span></text:p>
      <text:p text:style-name="P12">git add .</text:p>
      <text:p text:style-name="P12"/>
      <text:p text:style-name="P13">For authentication by personnal access token do the following statements to access to your account(example) :</text:p>
      <text:p text:style-name="P13">Create a personnal access token like explained in the following tuto :</text:p>
      <text:p text:style-name="P13"><text:a xlink:type="simple" xlink:href="https://docs.github.com/en/github/authenticating-to-github/keeping-your-account-and-data-secure/creating-a-personal-access-token" text:style-name="Internet_20_link" text:visited-style-name="Visited_20_Internet_20_Link">https://docs.github.com/en/github/authenticating-to-github/keeping-your-account-and-data-secure/creating-a-personal-access-token</text:a></text:p>
      <text:p text:style-name="P13">when you have to push <text:span text:style-name="T4">by example </text:span>your <text:span text:style-name="T4">project copy the remote git repository </text:span><text:span text:style-name="T5">and do like this <text:s/>by example :</text:span></text:p>
      <text:p text:style-name="P13">git push <text:s text:c="3"/><text:a xlink:type="simple" xlink:href="https://github.com/fienkoue/AnacondaCodeFromDossierPerso.git" text:style-name="Internet_20_link" text:visited-style-name="Visited_20_Internet_20_Link">https://github.com/fienkoue/AnacondaCodeFromDossierPerso.git</text:a></text:p>
      <text:p text:style-name="P16">to have the previous info do git remote -v and select url with push.</text:p>
      <text:p text:style-name="P14">after past your credentials (Personal Access Token) in password and you can push your data.</text:p>
      <text:p text:style-name="P18"><text:span text:style-name="T6">The following token note </text:span><text:span text:style-name="T8">MicoToken</text:span><text:span text:style-name="T6"> expires </text:span><text:span text:style-name="T9">9</text:span><text:span text:style-name="T6"> </text:span><text:span text:style-name="T10">february</text:span><text:span text:style-name="T6"> 2</text:span><text:span text:style-name="T10">022</text:span></text:p>
      <text:p text:style-name="P19"><text:span text:style-name="Source_20_Text">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</text:span></text:p>
      <text:p text:style-name="P19"><text:span text:style-name="Source_20_Text"/></text:p>
      <text:p text:style-name="P19"><text:span text:style-name="Source_20_Text"/></text:p>
      <text:p text:style-name="P19"><text:span text:style-name="Source_20_Text"/></text:p>
      <text:p text:style-name="P15"/>
      <text:p text:style-name="P16">the following link of discussion explain the process :</text:p>
      <text:p text:style-name="P16"><text:a xlink:type="simple" xlink:href="https://qastack.fr/programming/18935539/authenticate-with-github-using-a-token" text:style-name="Internet_20_link" text:visited-style-name="Visited_20_Internet_20_Link">https://qastack.fr/programming/18935539/authenticate-with-github-using-a-token</text:a></text:p>
      <text:p text:style-name="P17"/>
      <text:p text:style-name="P15"/>
      <text:p text:style-name="P13"/>
      <text:p text:style-name="P13"><text:soft-page-break/><text:s text:c="2"/></text:p>
      <text:p text:style-name="P8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1T11:44:46.162042387</meta:creation-date>
    <dc:date>2022-01-10T16:57:38.477585775</dc:date>
    <meta:editing-duration>P1DT4H51M18S</meta:editing-duration>
    <meta:editing-cycles>18</meta:editing-cycles>
    <meta:generator>LibreOffice/6.4.7.2$Linux_X86_64 LibreOffice_project/40$Build-2</meta:generator>
    <meta:document-statistic meta:table-count="0" meta:image-count="0" meta:object-count="0" meta:page-count="3" meta:paragraph-count="36" meta:word-count="254" meta:character-count="1740" meta:non-whitespace-character-count="1513"/>
  </office:meta>
</office:document-meta>
</file>